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4480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0a4480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officeooo:paragraph-rsid="000a4480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0a4480" style:font-size-asian="12pt" style:font-size-complex="12pt"/>
    </style:style>
    <style:style style:name="P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2pt" officeooo:paragraph-rsid="000a4480" style:font-size-asian="12pt" style:font-size-complex="12pt"/>
    </style:style>
    <style:style style:name="P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6pt" fo:font-weight="bold" officeooo:paragraph-rsid="000a4480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fo:font-weight="bold" officeooo:paragraph-rsid="000a448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style="italic" officeooo:paragraph-rsid="000a4480" style:font-size-asian="14pt" style:font-style-asian="italic" style:font-size-complex="14pt" style:font-style-complex="italic"/>
    </style:style>
    <style:style style:name="P1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fo:font-weight="normal" officeooo:paragraph-rsid="000c2b88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fo:font-size="14pt" fo:font-weight="normal" officeooo:paragraph-rsid="000c604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 style:font-size-complex="14pt"/>
    </style:style>
    <style:style style:name="P1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officeooo:paragraph-rsid="000a4480" style:font-size-asian="14pt" style:font-size-complex="14pt"/>
    </style:style>
    <style:style style:name="P15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Liberation Serif" fo:font-size="22pt" fo:font-weight="bold" officeooo:paragraph-rsid="000a4480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left="1.323cm" fo:margin-right="0cm" fo:text-indent="0cm" style:auto-text-indent="false"/>
      <style:text-properties style:font-name="sans-serif" fo:font-size="13.5pt"/>
    </style:style>
    <style:style style:name="P17" style:family="paragraph" style:parent-style-name="Standard">
      <style:paragraph-properties fo:margin-left="1.286cm" fo:margin-right="0cm" fo:margin-top="0cm" fo:margin-bottom="0cm" style:contextual-spacing="false" fo:text-align="start" style:justify-single-word="false" fo:text-indent="0cm" style:auto-text-indent="false"/>
      <style:text-properties officeooo:paragraph-rsid="000a4480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nstruction d'applications web</text:p>
      <text:p text:style-name="P2">Analyse conception et validation de logiciels</text:p>
      <text:p text:style-name="P2">2014-2015</text:p>
      <text:p text:style-name="P3"><text:span text:style-name="T3"/></text:p>
      <text:p text:style-name="P10">Lucas Bchini, Louis Van Beurden, Robin Jean, Tristan Marechaux, Hadrien Titeux</text:p>
      <text:p text:style-name="P3"><text:span text:style-name="T1"/></text:p>
      <text:list xml:id="list3255440779510833013" text:style-name="L1">
        <text:list-item>
          <text:p text:style-name="P5"><text:span text:style-name="T4">Document d'analyse</text:span></text:p>
          <text:list>
            <text:list-item>
              <text:p text:style-name="P5"><text:span text:style-name="T1">Diagramme des cas d'utilisations</text:span></text:p>
            </text:list-item>
          </text:list>
        </text:list-item>
      </text:list>
      <text:p text:style-name="P4"><text:span text:style-name="T1"/></text:p>
      <text:p text:style-name="P6">L'application que nous avons conçu comporte quatre types d'acteurs :</text:p>
      <text:list xml:id="list6535200106391344556" text:style-name="L3">
        <text:list-item>
          <text:p text:style-name="P7">Visiteur</text:p>
        </text:list-item>
        <text:list-item>
          <text:p text:style-name="P7">Consommateur</text:p>
        </text:list-item>
        <text:list-item>
          <text:p text:style-name="P7">Producteur</text:p>
        </text:list-item>
        <text:list-item>
          <text:p text:style-name="P7">Responsable de planning (administrateur)</text:p>
        </text:list-item>
      </text:list>
      <text:p text:style-name="P6"/>
      <text:p text:style-name="P6">Le diagramme des cas d'utilisation ci-dessous résume les actions que peuvent réaliser chacun de ces acteurs.</text:p>
      <text:p text:style-name="P13"/>
      <text:list xml:id="list1148748114" text:continue-list="list3255440779510833013" text:style-name="L1">
        <text:list-item>
          <text:list>
            <text:list-item>
              <text:p text:style-name="P14">Diagrammes de séquence système pertinents</text:p>
            </text:list-item>
            <text:list-item>
              <text:p text:style-name="P14">Diagramme des classes d'analyse</text:p>
            </text:list-item>
          </text:list>
        </text:list-item>
      </text:list>
      <text:p text:style-name="P17"><text:span text:style-name="T1"><text:tab/></text:span></text:p>
      <text:p text:style-name="P4"><text:span text:style-name="T1"/></text:p>
      <text:list xml:id="list782457659" text:continue-numbering="true" text:style-name="L1">
        <text:list-item>
          <text:p text:style-name="P8">Document de conception</text:p>
          <text:list>
            <text:list-item>
              <text:p text:style-name="P11">Architecture MVC</text:p>
            </text:list-item>
            <text:list-item>
              <text:p text:style-name="P11">Diagramme des classes logicielles</text:p>
            </text:list-item>
            <text:list-item>
              <text:p text:style-name="P11">Diagramme de séquences pertinents</text:p>
            </text:list-item>
            <text:list-item>
              <text:p text:style-name="P11">Diagramme d'états-transitions pertinents</text:p>
            </text:list-item>
          </text:list>
        </text:list-item>
      </text:list>
      <text:p text:style-name="P16"/>
      <text:p text:style-name="P1"/>
      <text:p text:style-name="P1">Ces diagrammes doivent ^etre coherents entre eux et</text:p>
      <text:p text:style-name="P1">avec l'implementation. Il est inutile de fournir des diagrammes illisibles ou qui n'apportent</text:p>
      <text:p text:style-name="P1">aucune information ; il peut ^etre en revanche utile d'ajouter un minimum de texte explicatif</text:p>
      <text:p text:style-name="P1">le cas echeant</text:p>
      <text:p text:style-name="P9"/>
      <text:list xml:id="list778936966" text:continue-numbering="true" text:style-name="L1">
        <text:list-item>
          <text:p text:style-name="P8">Manuel utilisateur</text:p>
        </text:list-item>
        <text:list-item>
          <text:p text:style-name="P8">Bilan sur les outils de modélisation utilisés</text:p>
        </text:list-item>
      </text:list>
      <text:p text:style-name="P9"/>
      <text:list xml:id="list5024246690328320648" text:style-name="L4">
        <text:list-item>
          <text:p text:style-name="P12">ArgoUML --&gt; de la merde</text:p>
        </text:list-item>
      </text:list>
      <text:p text:style-name="P4"><text:span text:style-name="T1"/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Jean</meta:initial-creator>
    <meta:creation-date>2015-04-22T19:07:38</meta:creation-date>
    <dc:date>2015-04-22T19:54:50</dc:date>
    <dc:creator>Robin Jean</dc:creator>
    <meta:editing-duration>PT31M52S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1" meta:paragraph-count="28" meta:word-count="162" meta:character-count="1045" meta:non-whitespace-character-count="931"/>
  </office:meta>
</office:document-meta>
</file>